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9fb46" officeooo:paragraph-rsid="0009fb46"/>
    </style:style>
    <style:style style:name="P2" style:family="paragraph" style:parent-style-name="Standard">
      <style:text-properties style:font-name="Ubuntu" officeooo:rsid="000b935d" officeooo:paragraph-rsid="000b935d"/>
    </style:style>
    <style:style style:name="P3" style:family="paragraph" style:parent-style-name="Standard">
      <style:text-properties style:font-name="Ubuntu" officeooo:rsid="000bdcf6" officeooo:paragraph-rsid="000bdcf6"/>
    </style:style>
    <style:style style:name="T1" style:family="text">
      <style:text-properties fo:language="it" fo:country="IT"/>
    </style:style>
    <style:style style:name="T2" style:family="text">
      <style:text-properties fo:language="it" fo:country="IT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 del programma: Multimedia Sharing Tool (MST)</text:p>
      <text:p text:style-name="P1"/>
      <text:p text:style-name="P1">GUI: con Qt</text:p>
      <text:p text:style-name="P1"/>
      <text:p text:style-name="P1">Supporta: Windows, Linux, Android (solo client)</text:p>
      <text:p text:style-name="P1">Usa C++ con Opencv, Cuda, Openmp.</text:p>
      <text:p text:style-name="P1">Alla fine deve essere presente un installer sia per la versione Windows che per la versione Linux.</text:p>
      <text:p text:style-name="P1"/>
      <text:p text:style-name="P2">Utilizza l’accelerazione video Cuda (se presente), altrimenti usa OpenMP</text:p>
      <text:p text:style-name="P2"/>
      <text:p text:style-name="P2"/>
      <text:p text:style-name="P3">Tutto il codice scritto in inglese (nomi delle variabili e commenti), per la lingua crea una classe Language che contenga tutte le <text:span text:style-name="T1">stringhe</text:span> sia in italiano che in inglese in modo che con un selettore venga ritornata ogni volta la stringa <text:span text:style-name="T2">appropriata</text:span>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4:51:26.518257761</meta:creation-date>
    <dc:date>2019-06-27T15:16:33.984733235</dc:date>
    <meta:editing-duration>PT9M26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7" meta:word-count="90" meta:character-count="560" meta:non-whitespace-character-count="477"/>
  </office:meta>
</office:document-meta>
</file>